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6.379cm" style:use-optimal-column-width="false"/>
    </style:style>
    <style:style style:name="co2" style:family="table-column">
      <style:table-column-properties style:column-width="6.667cm" style:use-optimal-column-width="false"/>
    </style:style>
    <style:style style:name="co3" style:family="table-column">
      <style:table-column-properties style:column-width="138.292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 style:writing-mode="rl-tb"/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bold" style:font-name-asian="Liberation Sans1" style:font-size-asian="180pt" style:font-weight-asian="bold" style:font-name-complex="Tahoma" style:font-size-complex="18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4" style:family="table-cell">
      <loext:graphic-properties draw:textarea-vertical-align="middle" style:writing-mode="rl-tb"/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6" style:family="table-cell">
      <loext:graphic-properties draw:textarea-vertical-align="middle" style:writing-mode="rl-tb"/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21.337cm" svg:height="380.0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جب ردا سر سے چھنی میں سدا دیتی رہی</text:span><text:span text:style-name="T1"><text:line-break/></text:span><text:span text:style-name="T1">تُو نہ آیا غازی</text:span></text:p>
              </table:table-cell>
              <table:table-cell table:style-name="ce2"/>
              <table:table-cell table:style-name="ce3">
                <text:p text:style-name="P2"><text:span text:style-name="T2">jab rida sar se chini mai sada deti rahi</text:span><text:span text:style-name="T2"><text:line-break/></text:span><text:span text:style-name="T2">tu na aaya ghazi</text:span></text:p>
              </table:table-cell>
            </table:table-row>
            <table:table-row table:style-name="ro1">
              <table:table-cell table:style-name="ce4">
                <text:p text:style-name="P3"><text:span text:style-name="T3">آلِ عمران کہاں اور زندان کہاں</text:span><text:span text:style-name="T3"><text:line-break/></text:span><text:span text:style-name="T3">لے بہن قید ہوئی تُو نہ آیا غازی</text:span></text:p>
              </table:table-cell>
              <table:table-cell table:style-name="ce5"/>
              <table:table-cell table:style-name="ce3">
                <text:p text:style-name="P2"><text:span text:style-name="T2">aale imran kahan aur zindan kahan</text:span><text:span text:style-name="T2"><text:line-break/></text:span><text:span text:style-name="T2">le behan qaid hui tu na aaya ghazi</text:span></text:p>
              </table:table-cell>
            </table:table-row>
            <table:table-row table:style-name="ro2">
              <table:table-cell table:style-name="ce6">
                <text:p text:style-name="P4"><text:span text:style-name="T3">آگئی شامِ الم لٹ گئے اہلِ حرم</text:span><text:span text:style-name="T3"><text:line-break/></text:span><text:span text:style-name="T3">ریت پر جلتی ہوئی ہوگیا ٹھنڈا علم</text:span><text:span text:style-name="T3"><text:line-break/></text:span><text:span text:style-name="T3">پُرسہ دینے کیلئے مجھ سے ملنے کیلئے</text:span><text:span text:style-name="T3"><text:line-break/></text:span><text:span text:style-name="T3">آگئے بابا علی</text:span></text:p>
              </table:table-cell>
              <table:table-cell table:style-name="ce5">
                <text:p text:style-name="P5"><text:span text:style-name="T2">1</text:span></text:p>
              </table:table-cell>
              <table:table-cell table:style-name="ce3">
                <text:p text:style-name="P2"><text:span text:style-name="T2">aagayi sham-e-alam lut gaye ahle haram</text:span><text:span text:style-name="T2"><text:line-break/></text:span><text:span text:style-name="T2">rait par jalti huwi hogaya thanda alam</text:span><text:span text:style-name="T2"><text:line-break/></text:span><text:span text:style-name="T2">pursa dene ke liye mujhse milne ke liye</text:span><text:span text:style-name="T2"><text:line-break/></text:span><text:span text:style-name="T2">aagaye baba ali</text:span></text:p>
              </table:table-cell>
            </table:table-row>
            <table:table-row table:style-name="ro2">
              <table:table-cell table:style-name="ce6">
                <text:p text:style-name="P4"><text:span text:style-name="T3">دھوپ میں تُو تھا شجر تجھ سے آباد تھا گھر</text:span><text:span text:style-name="T3"><text:line-break/></text:span><text:span text:style-name="T3">ہے برہنہ میرا سر کیا نہیں تجھ کو خبر</text:span><text:span text:style-name="T3"><text:line-break/></text:span><text:span text:style-name="T3"> اے علمدارِ وفا اس بہن کو باخدا</text:span><text:span text:style-name="T3"><text:line-break/></text:span><text:span text:style-name="T3">تجھ سے ڈھارس تھی بڑی</text:span></text:p>
              </table:table-cell>
              <table:table-cell table:style-name="ce5">
                <text:p text:style-name="P5"><text:span text:style-name="T2">2</text:span></text:p>
              </table:table-cell>
              <table:table-cell table:style-name="ce3">
                <text:p text:style-name="P2"><text:span text:style-name="T2">dhoop may tu tha shajar tujhse aabaad tha ghar</text:span><text:span text:style-name="T2"><text:line-break/></text:span><text:span text:style-name="T2">hai barehna mera sar kya nahi tujhko khabar</text:span><text:span text:style-name="T2"><text:line-break/></text:span><text:span text:style-name="T2">ay alamdar-e-wafa is behan ko ba-khuda</text:span><text:span text:style-name="T2"><text:line-break/></text:span><text:span text:style-name="T2">tujhse dhaaras thi bari</text:span></text:p>
              </table:table-cell>
            </table:table-row>
            <table:table-row table:style-name="ro2">
              <table:table-cell table:style-name="ce6">
                <text:p text:style-name="P4"><text:span text:style-name="T3">کیا کہوں شیر میرے بے ردا ہم کو ليئے</text:span><text:span text:style-name="T3"><text:line-break/></text:span><text:span text:style-name="T3">یہ مسلماں سارے شہر در شہر گئے</text:span><text:span text:style-name="T3"><text:line-break/></text:span><text:span text:style-name="T3">خلقتِ شام کبھی خلقتِ کوفہ کبھی</text:span><text:span text:style-name="T3"><text:line-break/></text:span><text:span text:style-name="T3">بارہا ہم پہ ہنسی</text:span></text:p>
              </table:table-cell>
              <table:table-cell table:style-name="ce5">
                <text:p text:style-name="P5"><text:span text:style-name="T2">3</text:span></text:p>
              </table:table-cell>
              <table:table-cell table:style-name="ce3">
                <text:p text:style-name="P2"><text:span text:style-name="T2">kya kahun sher mere berida humko liye</text:span><text:span text:style-name="T2"><text:line-break/></text:span><text:span text:style-name="T2">ye musalman saare shehr dar shehr gaye</text:span><text:span text:style-name="T2"><text:line-break/></text:span><text:span text:style-name="T2">khilqate koofa kabhi khilqate shaam kabhi</text:span><text:span text:style-name="T2"><text:line-break/></text:span><text:span text:style-name="T2">baaraha hum pe hansi</text:span></text:p>
              </table:table-cell>
            </table:table-row>
            <table:table-row table:style-name="ro2">
              <table:table-cell table:style-name="ce6">
                <text:p text:style-name="P4"><text:span text:style-name="T3">کتنی بے بس تھی بہن اے شہنشاہِ وفا</text:span><text:span text:style-name="T3"><text:line-break/></text:span><text:span text:style-name="T3">نام لے لے کے میرا جب یہ ظالم نے کہا</text:span><text:span text:style-name="T3"><text:line-break/></text:span><text:span text:style-name="T3">ناز تھا جس پہ تجھے اب بُلائو نہ اُسے</text:span><text:span text:style-name="T3"><text:line-break/></text:span><text:span text:style-name="T3">اور میں روتی رہی</text:span></text:p>
              </table:table-cell>
              <table:table-cell table:style-name="ce5">
                <text:p text:style-name="P5"><text:span text:style-name="T2">4</text:span></text:p>
              </table:table-cell>
              <table:table-cell table:style-name="ce3">
                <text:p text:style-name="P2"><text:span text:style-name="T2">kitni bebas thi behan ay shehenshahe wafa</text:span><text:span text:style-name="T2"><text:line-break/></text:span><text:span text:style-name="T2">naam le le ke mera jab ye zaalim ne kaha</text:span><text:span text:style-name="T2"><text:line-break/></text:span><text:span text:style-name="T2">naaz tha jispe tujhe ab bulao na usay</text:span><text:span text:style-name="T2"><text:line-break/></text:span><text:span text:style-name="T2">aur main roti rahi</text:span></text:p>
              </table:table-cell>
            </table:table-row>
            <table:table-row table:style-name="ro2">
              <table:table-cell table:style-name="ce6">
                <text:p text:style-name="P4"><text:span text:style-name="T3">ہم کو پانی نہ ملے تیری خوشبو تو رہے</text:span><text:span text:style-name="T3"><text:line-break/></text:span><text:span text:style-name="T3">تیرے بازو نہ کٹيں چاہے مشکیزہ چھدے</text:span><text:span text:style-name="T3"><text:line-break/></text:span><text:span text:style-name="T3">یہ مگر ہو نہ سکا تیرے بازو ہیں جدا</text:span><text:span text:style-name="T3"><text:line-break/></text:span><text:span text:style-name="T3">مجھ پے ہے تَشنہ لبي</text:span></text:p>
              </table:table-cell>
              <table:table-cell table:style-name="ce5">
                <text:p text:style-name="P5"><text:span text:style-name="T2">5</text:span></text:p>
              </table:table-cell>
              <table:table-cell table:style-name="ce3">
                <text:p text:style-name="P2"><text:span text:style-name="T2">humko pani na milay teri khusboo to rahe</text:span><text:span text:style-name="T2"><text:line-break/></text:span><text:span text:style-name="T2">tere baazu na katein chahe mashkeeza chiday</text:span><text:span text:style-name="T2"><text:line-break/></text:span><text:span text:style-name="T2">ye magar ho na saka tere baazu hain juda</text:span><text:span text:style-name="T2"><text:line-break/></text:span><text:span text:style-name="T2">mujh pe hai tashnalabi</text:span></text:p>
              </table:table-cell>
            </table:table-row>
            <table:table-row table:style-name="ro2">
              <table:table-cell table:style-name="ce6">
                <text:p text:style-name="P4"><text:span text:style-name="T3">کیا سکینہ سے کہوں اے میرے دل کے سکوں</text:span><text:span text:style-name="T3"><text:line-break/></text:span><text:span text:style-name="T3">ہاے پانی کے لیے بہہ گیا سب تیرا خوں</text:span><text:span text:style-name="T3"><text:line-break/></text:span><text:span text:style-name="T3">اب کوئی آس نہیں تو میرے پاس نہیں</text:span><text:span text:style-name="T3"><text:line-break/></text:span><text:span text:style-name="T3">رسی شانوں میں بندھی</text:span></text:p>
              </table:table-cell>
              <table:table-cell table:style-name="ce5">
                <text:p text:style-name="P5"><text:span text:style-name="T2">6</text:span></text:p>
              </table:table-cell>
              <table:table-cell table:style-name="ce3">
                <text:p text:style-name="P2"><text:span text:style-name="T2">kya sakina se kahun ay mere dil ke sukoon</text:span><text:span text:style-name="T2"><text:line-break/></text:span><text:span text:style-name="T2">haye pani ke liye beh gaya sab tera khun</text:span><text:span text:style-name="T2"><text:line-break/></text:span><text:span text:style-name="T2">ab koi aas nahi tu mere paas nahi</text:span><text:span text:style-name="T2"><text:line-break/></text:span><text:span text:style-name="T2">rassi shaanon mein bandhi</text:span></text:p>
              </table:table-cell>
            </table:table-row>
            <table:table-row table:style-name="ro2">
              <table:table-cell table:style-name="ce6">
                <text:p text:style-name="P4"><text:span text:style-name="T3">جب چلی شهہ پہ چھری اے میرے شیرِ ِجری</text:span><text:span text:style-name="T3"><text:line-break/></text:span><text:span text:style-name="T3">ہاتھ مَلتی تھی بہن کچھ قدم دور کھڑی</text:span><text:span text:style-name="T3"><text:line-break/></text:span><text:span text:style-name="T3">کٹ گیا شهہ کا گلا ہائے بھائی نے صدا</text:span><text:span text:style-name="T3"><text:line-break/></text:span><text:span text:style-name="T3">مجھ کو ہر ضرب پہ دی</text:span></text:p>
              </table:table-cell>
              <table:table-cell table:style-name="ce5">
                <text:p text:style-name="P5"><text:span text:style-name="T2">7</text:span></text:p>
              </table:table-cell>
              <table:table-cell table:style-name="ce3">
                <text:p text:style-name="P2"><text:span text:style-name="T2">jab chali sheh pe churi ay mere sher-e-jari</text:span><text:span text:style-name="T2"><text:line-break/></text:span><text:span text:style-name="T2">haath malti thi behan kuch qadam dur khari</text:span><text:span text:style-name="T2"><text:line-break/></text:span><text:span text:style-name="T2">kat gaya sheh ka gala haye bhai ne sada</text:span><text:span text:style-name="T2"><text:line-break/></text:span><text:span text:style-name="T2">mujhko har zarb pa di</text:span></text:p>
              </table:table-cell>
            </table:table-row>
            <table:table-row table:style-name="ro2">
              <table:table-cell table:style-name="ce6">
                <text:p text:style-name="P4"><text:span text:style-name="T3">قید خانے میں قضا جب سکینہ کو مِلی</text:span><text:span text:style-name="T3"><text:line-break/></text:span><text:span text:style-name="T3">دے کے کُرتے کا کفن بچی دفنائی گئي</text:span><text:span text:style-name="T3"><text:line-break/></text:span><text:span text:style-name="T3">اُس گھڑی نام تیرا صورتِ نادِ علی</text:span><text:span text:style-name="T3"><text:line-break/></text:span><text:span text:style-name="T3">بس میں دُہراتی رہی</text:span></text:p>
              </table:table-cell>
              <table:table-cell table:style-name="ce5">
                <text:p text:style-name="P5"><text:span text:style-name="T2">8</text:span></text:p>
              </table:table-cell>
              <table:table-cell table:style-name="ce3">
                <text:p text:style-name="P2"><text:span text:style-name="T2">qaid khane may qaza jab sakina ko mili</text:span><text:span text:style-name="T2"><text:line-break/></text:span><text:span text:style-name="T2">deke kurte ka kafan bachi dafnayi gayi</text:span><text:span text:style-name="T2"><text:line-break/></text:span><text:span text:style-name="T2">us ghari naam tera surat-e-nad-e-Ali</text:span><text:span text:style-name="T2"><text:line-break/></text:span><text:span text:style-name="T2">bas main duhrati rahi</text:span></text:p>
              </table:table-cell>
            </table:table-row>
            <table:table-row table:style-name="ro2">
              <table:table-cell table:style-name="ce6">
                <text:p text:style-name="P4"><text:span text:style-name="T3">رویا ریحان قلم کرکے یہ بات رقم</text:span><text:span text:style-name="T3"><text:line-break/></text:span><text:span text:style-name="T3">خون میں ڈوب گیا میرے غازی کا علم</text:span><text:span text:style-name="T3"><text:line-break/></text:span><text:span text:style-name="T3">زخمی زینب کا جگر خوں فشاں شاہ کا سر</text:span><text:span text:style-name="T3"><text:line-break/></text:span><text:span text:style-name="T3">آئے خیموں میں شقی</text:span></text:p>
              </table:table-cell>
              <table:table-cell table:style-name="ce5">
                <text:p text:style-name="P5"><text:span text:style-name="T2">9</text:span></text:p>
              </table:table-cell>
              <table:table-cell table:style-name="ce3">
                <text:p text:style-name="P2"><text:span text:style-name="T2">roya rehaan qalam karke ye baat raqam</text:span><text:span text:style-name="T2"><text:line-break/></text:span><text:span text:style-name="T2">khoon may doob gaya mere ghazi ka alam</text:span><text:span text:style-name="T2"><text:line-break/></text:span><text:span text:style-name="T2">zakhmi zainab ka jigar khoon-fishan shaah ka sar</text:span><text:span text:style-name="T2"><text:line-break/></text:span><text:span text:style-name="T2">aaye khaimon may shaqi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21.34cm" fo:page-height="380.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04:55.700963600</dc:date>
    <meta:editing-duration>PT1H13M11S</meta:editing-duration>
    <meta:editing-cycles>23</meta:editing-cycles>
    <meta:generator>LibreOffice/25.2.4.3$Windows_X86_64 LibreOffice_project/33e196637044ead23f5c3226cde09b47731f7e27</meta:generator>
    <meta:document-statistic meta:object-count="1"/>
  </office:meta>
</office:document-meta>
</file>